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78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1"/>
        <table:table-column table:style-name="co7" table:default-cell-style-name="ce25"/>
        <table:table-column table:style-name="co8" table:number-columns-repeated="1016" table:default-cell-style-name="ce28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6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4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7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5" office:value-type="string" calcext:value-type="string">
            <text:p>Location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P/N</text:p>
          </table:table-cell>
          <table:table-cell table:style-name="ce17" office:value-type="string" calcext:value-type="string">
            <text:p>Qty</text:p>
          </table:table-cell>
          <table:table-cell table:style-name="ce15" office:value-type="string" calcext:value-type="string">
            <text:p>Package</text:p>
          </table:table-cell>
          <table:table-cell table:style-name="ce17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4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C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0I/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AX6954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4" office:value-type="string" calcext:value-type="string">
            <text:p>D431000ACZ-70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4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4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4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6" table:display-filter-buttons="true">
          <table:filter>
            <table:filter-and>
              <table:filter-condition table:value="µC AVR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">
      <number:number number:decimal-places="9" number:min-decimal-places="9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6" number:min-decimal-places="6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7:32:17.391837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5-01-28T17:44:49.699232723</dc:date>
    <meta:generator>LibreOffice/24.2.2.2$Linux_X86_64 LibreOffice_project/420$Build-2</meta:generator>
    <meta:editing-duration>P2DT22H42M14S</meta:editing-duration>
    <meta:editing-cycles>299</meta:editing-cycles>
    <meta:document-statistic meta:table-count="2" meta:cell-count="30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